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loext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loext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loext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loext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loext:contextual-spacing="false" fo:line-height="100%"/>
      <style:text-properties fo:color="#262626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loext:contextual-spacing="false"/>
      <style:text-properties fo:text-transform="uppercase" fo:color="#c45911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loext:contextual-spacing="false" fo:line-height="100%" style:page-number="auto"/>
      <style:text-properties fo:color="#c45911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3" style:family="text">
      <style:text-properties officeooo:rsid="000acf47"/>
    </style:style>
    <style:style style:name="T14" style:family="text">
      <style:text-properties officeooo:rsid="000d8370"/>
    </style:style>
    <style:style style:name="T15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Nicole Bertherin</text:p>
            <text:p text:style-name="P10"/>
            <text:p text:style-name="P10">Kleinkinderzieherin</text:p>
            <text:p text:style-name="Contact_20_info">076 340 24 41 – <text:span text:style-name="T13">test@gmail.com – </text:span><text:span text:style-name="T14">www.impulse.swiss</text:span></text:p>
            <text:p text:style-name="Contact_20_info"/>
            <text:p text:style-name="P7">Ich bin Gründerin und Co-Leiterin von Impulse. Dank viel Betreuungspraxis konnte ich meine Ausbildung zur Kleinkinderzieherin sur Dossier erzielen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7affd9f8-da83-48a2-8897-1f10077188c7">
              <text:p text:style-name="P8">
    <text:span text:style-name="T9">Abteilungsleiterin - Zentrum für Bildung:</text:span>
    <text:span text:style-name="T11"> </text:span>
    <text:span text:style-name="T12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d59cfb11-de29-4074-b7c7-ed05ad543703">
              <text:p text:style-name="P8">
    <text:span text:style-name="T9">Abteilungsspezialistin - Forschungszentrum Biel:</text:span>
    <text:span text:style-name="T11"> </text:span>
    <text:span text:style-name="T12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a669e29f-35b1-41cd-babd-5ed69d0c8d3b">
              <text:p text:style-name="P9">
    <text:span text:style-name="T10">MSC in Psychologie - Universität Frankfurt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6684fb1a-2220-449a-a06c-450dbea87dca">
              <text:p text:style-name="P9">
    <text:span text:style-name="T10">BSC in Psychologie - Universität Groningen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f8a9b69-984c-43f4-94b7-dae8fc0258c3">
              <text:p text:style-name="P6"><text:span text:style-name="T15">Sprachen: </text:span>Deutsch, Französisch, Englisch, Russisch</text:p>
            </text:section>
            <text:section text:style-name="Sect2" text:name="1b1c05ca-20a3-4958-85db-5330d4456e1f">
              <text:p text:style-name="P6"><text:span text:style-name="T15">EDV: </text:span>Word, Excel, Photoshop, Linux, Outlook</text:p>
            </text:section>
            <text:section text:style-name="Sect2" text:name="01c99181-3d17-4387-97cf-4b4ed5c0ac2e">
              <text:p text:style-name="P6"><text:span text:style-name="T15">Erziehungswissen: </text:span>Analysen erstellen von Sozialisation, Erziehung und Bildung, Erstellen von Lernstrategien, 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loext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loext:contextual-spacing="false" style:page-number="auto">
        <style:tab-stops/>
      </style:paragraph-properties>
      <style:text-properties fo:text-transform="uppercase" fo:color="#c45911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loext:contextual-spacing="false"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loext:contextual-spacing="false"/>
      <style:text-properties fo:color="#262626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loext:contextual-spacing="false" fo:text-align="end" style:justify-single-word="false"/>
      <style:text-properties fo:color="#262626"/>
    </style:style>
    <style:style style:name="BodyText" style:family="paragraph" style:parent-style-name="Normal">
      <style:text-properties fo:color="#262626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loext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Nicole Berther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ubstantial OpenOffice Resume</dc:title>
    <meta:creation-date>2017-08-04T17:35:35.17</meta:creation-date>
    <meta:editing-cycles>47</meta:editing-cycles>
    <meta:editing-duration>PT2H38M27S</meta:editing-duration>
    <dc:subject>hloom.com</dc:subject>
    <meta:initial-creator>hloom.com </meta:initial-creator>
    <dc:date>2021-07-01T15:32:45.414595782</dc:date>
    <meta:document-statistic meta:table-count="1" meta:image-count="0" meta:object-count="0" meta:page-count="1" meta:paragraph-count="13" meta:word-count="22" meta:character-count="323" meta:non-whitespace-character-count="310"/>
  </office:meta>
</office:document-meta>
</file>